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family-generic="modern" style:font-pitch="fixed"/>
    <style:font-face style:name="DejaVu Sans Mono5" svg:font-family="'DejaVu Sans Mono'" style:font-adornments="標準" style:font-family-generic="modern" style:font-pitch="variable"/>
    <style:font-face style:name="DejaVu Sans Mono6" svg:font-family="'DejaVu Sans Mono'" style:font-adornments="標準" style:font-family-generic="modern" style:font-pitch="fixed"/>
    <style:font-face style:name="DejaVu Sans Mono7" svg:font-family="'DejaVu Sans Mono'" style:font-adornments="Semibold" style:font-family-generic="modern" style:font-pitch="variable"/>
    <style:font-face style:name="DejaVu Sans Mono8" svg:font-family="'DejaVu Sans Mono'" style:font-adornments="Semibold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4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DejaVu Sans Mono4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STfull API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The web beyond HTML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Representational State Transfer (REST)</text:p>
              </text:list-item>
              <text:list-item>
                <text:p>Programmierkonzept zur Strukturierung von APIs</text:p>
              </text:list-item>
              <text:list-item>
                <text:p>1994 von Roy Fielding entworfen</text:p>
              </text:list-item>
              <text:list-item>
                <text:p>Baut auf Konzepten von HTTP auf</text:p>
              </text:list-item>
              <text:list-item>
                <text:p text:style-name="P6">Verwendung bei</text:p>
                <text:list>
                  <text:list-item>
                    <text:p>WebServices (z.B. Wetterdaten, Cryptobörsen)</text:p>
                  </text:list-item>
                  <text:list-item>
                    <text:p>Machine2Machine Kommunikation<text:line-break/>(z.B. IoT, Micro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RESTfull API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 liefert typischerweise kein HTML</text:p>
              </text:list-item>
              <text:list-item>
                <text:p>Stattdessen strukturierte Daten</text:p>
                <text:list>
                  <text:list-item>
                    <text:p>JSON, XML, Markdown, etc.</text:p>
                  </text:list-item>
                </text:list>
              </text:list-item>
              <text:list-item>
                <text:p>Sofern notwendig, werden die Daten dann vom Client grafisch aufgearbeitet</text:p>
                <text:list>
                  <text:list-item>
                    <text:p>Z.B. in HTML-Strukturen übersetzt</text:p>
                  </text:list-item>
                  <text:list-item>
                    <text:p>Hohe Wiederverwendbarkeit:<text:line-break/>Die selben Daten werden je nach Client anders angezeigt</text:p>
                  </text:list-item>
                </text:list>
              </text:list-item>
              <text:list-item>
                <text:p>REST APIs sind stateless und lassen sich daher gut skal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mantik von HTTP Methoden in REST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T</text:p>
                <text:list>
                  <text:list-item>
                    <text:p>Abrufen einer Resource (Seiteneffektfrei)</text:p>
                  </text:list-item>
                </text:list>
              </text:list-item>
              <text:list-item>
                <text:p>POST/PUT</text:p>
                <text:list>
                  <text:list-item>
                    <text:p>Anlegen einer neue Subresource</text:p>
                  </text:list-item>
                </text:list>
              </text:list-item>
              <text:list-item>
                <text:p>PATCH</text:p>
                <text:list>
                  <text:list-item>
                    <text:p>Einen Teil einer Resource ändern</text:p>
                  </text:list-item>
                </text:list>
              </text:list-item>
              <text:list-item>
                <text:p>DELETE</text:p>
                <text:list>
                  <text:list-item>
                    <text:p>Löschen einer Resource</text:p>
                  </text:list-item>
                </text:list>
              </text:list-item>
              <text:list-item>
                <text:p>HEAD</text:p>
                <text:list>
                  <text:list-item>
                    <text:p>Anfragen von Metadaten zu einer Resource</text:p>
                  </text:list-item>
                </text:list>
              </text:list-item>
              <text:list-item>
                <text:p>OPTIONS</text:p>
                <text:list>
                  <text:list-item>
                    <text:p>Anfragen welche Methoden für eine Resource erlaubt s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STfull APIs benutzen URL Strukturen um die Angebotenen Resourcen zu strukturieren</text:p>
                <text:list>
                  <text:list-item>
                    <text:p>URL Namensräume</text:p>
                  </text:list-item>
                </text:list>
              </text:list-item>
              <text:list-item>
                <text:p>GET Parameter werden vermieden, da für die selbe URL anhand der HTTP Methode unterschiedliche Aktionen ausgeführt werden können</text:p>
              </text:list-item>
              <text:list-item>
                <text:p>Für spätere Erweiterbarkeit werden REST URLs empfiehlt sich eine Version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RESTfull URL Desig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ispiele</text:p>
                <text:list>
                  <text:list-item>
                    <text:p><text:span text:style-name="T3">GET /v1/users/</text:span></text:p>
                    <text:list>
                      <text:list-item>
                        <text:p>Listet alle User</text:p>
                      </text:list-item>
                    </text:list>
                  </text:list-item>
                  <text:list-item>
                    <text:p><text:span text:style-name="T3">GET /v1/users/12/</text:span></text:p>
                    <text:list>
                      <text:list-item>
                        <text:p>Ruft User mit ID 12 ab</text:p>
                      </text:list-item>
                    </text:list>
                  </text:list-item>
                  <text:list-item>
                    <text:p><text:span text:style-name="T3">DELETE /v1/users/12/</text:span></text:p>
                    <text:list>
                      <text:list-item>
                        <text:p>Löscht User mit ID 12</text:p>
                      </text:list-item>
                    </text:list>
                  </text:list-item>
                  <text:list-item>
                    <text:p><text:span text:style-name="T3">POST /v1/users/</text:span></text:p>
                    <text:list>
                      <text:list-item>
                        <text:p>Fügt einen neuen User hinzu</text:p>
                      </text:list-item>
                    </text:list>
                  </text:list-item>
                  <text:list-item>
                    <text:p><text:span text:style-name="T3">GET /v1/users/12/avatar/</text:span></text:p>
                    <text:list>
                      <text:list-item>
                        <text:p>Ruft Avatar für User mit ID 12 ab</text:p>
                      </text:list-item>
                    </text:list>
                  </text:list-item>
                  <text:list-item>
                    <text:p><text:span text:style-name="T4">POST /v1/users/12/avatar/</text:span></text:p>
                    <text:list>
                      <text:list-item>
                        <text:p>Lädt Avatar für User mit ID 12 ho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wagger / OpenAPI Specification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OpenAPI Specification ist ein offener Standard zum beschreiben von RESTfull APIs</text:p>
              </text:list-item>
              <text:list-item>
                <text:p>Swagger ist eine Software zum Dokumentieren und Testen von RESTfull APIs</text:p>
              </text:list-item>
              <text:list-item>
                <text:p>Auf Basis einer <text:span text:style-name="T3">swagger.json</text:span> nach OpenAPI Spezifikation lassen sich z.B.</text:p>
                <text:list>
                  <text:list-item>
                    <text:p>API-Clients generieren</text:p>
                  </text:list-item>
                  <text:list-item>
                    <text:p>UnitTests generieren</text:p>
                  </text:list-item>
                </text:list>
              </text:list-item>
              <text:list-item>
                <text:p>Beispiel: https://petstore.swagger.io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RESTfull in Expres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Express bietet alle notwendigen Kompomenten für RESTfull WebAPIs</text:p>
              </text:list-item>
              <text:list-item>
                <text:p>Beispiel:</text:p>
                <text:list>
                  <text:list-item>
                    <text:p>$GitHub-Repo/Beispiele/Node.js/Todo-Back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ans Mono2" svg:font-family="'DejaVu Sans Mono'" style:font-adornments="Book" style:font-family-generic="modern" style:font-pitch="variable"/>
    <style:font-face style:name="DejaVu Sans Mono3" svg:font-family="'DejaVu Sans Mono'" style:font-adornments="Book" style:font-family-generic="modern" style:font-pitch="fixed"/>
    <style:font-face style:name="DejaVu Sans Mono4" svg:font-family="'DejaVu Sans Mono'" style:font-family-generic="modern" style:font-pitch="fixed"/>
    <style:font-face style:name="DejaVu Sans Mono5" svg:font-family="'DejaVu Sans Mono'" style:font-adornments="標準" style:font-family-generic="modern" style:font-pitch="variable"/>
    <style:font-face style:name="DejaVu Sans Mono6" svg:font-family="'DejaVu Sans Mono'" style:font-adornments="標準" style:font-family-generic="modern" style:font-pitch="fixed"/>
    <style:font-face style:name="DejaVu Sans Mono7" svg:font-family="'DejaVu Sans Mono'" style:font-adornments="Semibold" style:font-family-generic="modern" style:font-pitch="variable"/>
    <style:font-face style:name="DejaVu Sans Mono8" svg:font-family="'DejaVu Sans Mono'" style:font-adornments="Semibold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family-generic="moder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family-generic="modern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3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1H10M57S</meta:editing-duration>
    <meta:editing-cycles>368</meta:editing-cycles>
    <meta:generator>LibreOffice/7.2.6.2$Linux_X86_64 LibreOffice_project/20$Build-2</meta:generator>
    <dc:title>Midnightblue</dc:title>
    <dc:date>2022-04-19T19:58:05.041464402</dc:date>
    <meta:document-statistic meta:object-count="86"/>
  </office:meta>
</office:document-meta>
</file>